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ic Sans MS" svg:font-family="'Comic Sans MS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Comic Sans MS" fo:font-size="14pt" fo:font-weight="bold"/>
    </style:style>
    <style:style style:name="P2" style:family="paragraph" style:parent-style-name="Text_20_body">
      <style:paragraph-properties fo:line-height="150%" fo:text-align="justify" style:justify-single-word="false"/>
      <style:text-properties style:font-name="Comic Sans MS" fo:font-size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- ¿Qué es la luz?</text:p>
      <text:p text:style-name="P2">La luz es una radiación que se propaga en forma de ondas. Las ondas que se pueden propagar en el vacío se llaman ONDAS ELECTROMAGNÉTICAS. La luz es una radiación electromagnética.</text:p>
      <text:p text:style-name="Standard">http://www.quimicaweb.net/grupo_trabajo_ccnn_2/tema5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ic Sans MS" svg:font-family="'Comic Sans MS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20:55:12.426510632</meta:creation-date>
    <dc:date>2019-09-16T20:58:55.271160733</dc:date>
    <meta:editing-duration>PT3M51S</meta:editing-duration>
    <meta:editing-cycles>1</meta:editing-cycles>
    <meta:document-statistic meta:table-count="0" meta:image-count="0" meta:object-count="0" meta:page-count="1" meta:paragraph-count="3" meta:word-count="37" meta:character-count="251" meta:non-whitespace-character-count="217"/>
    <meta:generator>LibreOffice/6.0.7.3$Linux_X86_64 LibreOffice_project/00m0$Build-3</meta:generator>
  </office:meta>
</office:document-meta>
</file>